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3.995cm"/>
    </style:style>
    <style:style style:name="co4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style:style style:name="ce1" style:family="table-cell" style:parent-style-name="Default"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Calibri" fo:font-size="11pt" fo:font-style="normal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Feuil1" table:style-name="ta4" table:print="false">
        <office:forms form:automatic-focus="false" form:apply-design-mode="false"/>
        <table:table-column table:style-name="co2" table:number-columns-repeated="29" table:default-cell-style-name="Default"/>
        <table:table-column table:style-name="co3" table:number-columns-repeated="228" table:default-cell-style-name="Default"/>
        <table:table-row table:style-name="ro3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QUEST 1</text:p>
          </table:table-cell>
          <table:table-cell table:style-name="ce1" office:value-type="string" calcext:value-type="string">
            <text:p>QUEST 2</text:p>
          </table:table-cell>
          <table:table-cell table:style-name="ce1" office:value-type="string" calcext:value-type="string">
            <text:p>QUEST 3</text:p>
          </table:table-cell>
          <table:table-cell table:style-name="ce1" office:value-type="string" calcext:value-type="string">
            <text:p>QUEST 4</text:p>
          </table:table-cell>
          <table:table-cell table:style-name="ce1" office:value-type="string" calcext:value-type="string">
            <text:p>QUEST 5</text:p>
          </table:table-cell>
          <table:table-cell table:style-name="ce1" office:value-type="string" calcext:value-type="string">
            <text:p>QUEST 6</text:p>
          </table:table-cell>
          <table:table-cell table:style-name="ce1" office:value-type="string" calcext:value-type="string">
            <text:p>QUEST 7</text:p>
          </table:table-cell>
          <table:table-cell table:style-name="ce1" office:value-type="string" calcext:value-type="string">
            <text:p>QUEST 8</text:p>
          </table:table-cell>
          <table:table-cell table:style-name="ce1" office:value-type="string" calcext:value-type="string">
            <text:p>QUEST 9 </text:p>
          </table:table-cell>
          <table:table-cell table:style-name="ce1" office:value-type="string" calcext:value-type="string">
            <text:p>QUEST 10</text:p>
          </table:table-cell>
          <table:table-cell table:style-name="ce1" office:value-type="string" calcext:value-type="string">
            <text:p>QUEST 11</text:p>
          </table:table-cell>
          <table:table-cell table:style-name="ce1" office:value-type="string" calcext:value-type="string">
            <text:p>QUEST 12</text:p>
          </table:table-cell>
          <table:table-cell table:style-name="ce1" office:value-type="string" calcext:value-type="string">
            <text:p>QUEST 13</text:p>
          </table:table-cell>
          <table:table-cell table:style-name="ce1" office:value-type="string" calcext:value-type="string">
            <text:p>QUEST 14</text:p>
          </table:table-cell>
          <table:table-cell table:style-name="ce1" office:value-type="string" calcext:value-type="string">
            <text:p>QUEST 15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MOINS DE 6</text:p>
          </table:table-cell>
          <table:table-cell table:style-name="ce1" office:value-type="string" calcext:value-type="string">
            <text:p>ENTRE 6 12</text:p>
          </table:table-cell>
          <table:table-cell table:style-name="ce1" office:value-type="string" calcext:value-type="string">
            <text:p>PLUS DE 12</text:p>
          </table:table-cell>
          <table:table-cell table:style-name="ce1" office:value-type="string" calcext:value-type="string">
            <text:p>SAMU</text:p>
          </table:table-cell>
          <table:table-cell table:style-name="ce1" office:value-type="string" calcext:value-type="string">
            <text:p>CSP</text:p>
          </table:table-cell>
          <table:table-cell table:style-name="ce1" office:value-type="string" calcext:value-type="string">
            <text:p>POMPIERS</text:p>
          </table:table-cell>
          <table:table-cell table:style-name="ce1" office:value-type="string" calcext:value-type="string">
            <text:p>MILITAIRE</text:p>
          </table:table-cell>
          <table:table-cell table:style-name="ce1" office:value-type="string" calcext:value-type="string">
            <text:p>MEDECIN</text:p>
          </table:table-cell>
          <table:table-cell table:style-name="ce1" office:value-type="string" calcext:value-type="string">
            <text:p>IADE</text:p>
          </table:table-cell>
          <table:table-cell table:style-name="ce1" office:value-type="string" calcext:value-type="string">
            <text:p>IDE</text:p>
          </table:table-cell>
          <table:table-cell table:style-name="ce1" office:value-type="string" calcext:value-type="string">
            <text:p>AMBULANC</text:p>
          </table:table-cell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3"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3"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3"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ADE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number-columns-repeated="2"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+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3"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ADE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number-columns-repeated="2"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3"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3"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ADE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number-columns-repeated="2"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3"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18" calcext:value-type="float">
            <text:p>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3"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19" calcext:value-type="float">
            <text:p>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ADE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number-columns-repeated="2"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ADE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number-columns-repeated="2"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28" calcext:value-type="float">
            <text:p>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29" calcext:value-type="float">
            <text:p>2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3"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3"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3"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+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number-columns-repeated="2"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3"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37" calcext:value-type="float">
            <text:p>3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3"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38" calcext:value-type="float">
            <text:p>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ADE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number-columns-repeated="2"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39" calcext:value-type="float">
            <text:p>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3"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3"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+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48" calcext:value-type="float">
            <text:p>48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ADE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number-columns-repeated="2"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49" calcext:value-type="float">
            <text:p>4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51" calcext:value-type="float">
            <text:p>5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3"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52" calcext:value-type="float">
            <text:p>5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+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3"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54" calcext:value-type="float">
            <text:p>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3"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55" calcext:value-type="float">
            <text:p>55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3"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NA</text:p>
          </table:table-cell>
          <table:table-cell table:number-columns-repeated="6"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5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59" calcext:value-type="float">
            <text:p>5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+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3"/>
          <table:table-cell table:style-name="ce1" office:value-type="string" calcext:value-type="string">
            <text:p>STRAS</text:p>
          </table:table-cell>
          <table:table-cell table:number-columns-repeated="228"/>
        </table:table-row>
        <table:table-row table:style-name="ro3"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ADE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61" calcext:value-type="float">
            <text:p>61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62" calcext:value-type="float">
            <text:p>6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63" calcext:value-type="float">
            <text:p>6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64" calcext:value-type="float">
            <text:p>6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66" calcext:value-type="float">
            <text:p>6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67" calcext:value-type="float">
            <text:p>6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68" calcext:value-type="float">
            <text:p>6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69" calcext:value-type="float">
            <text:p>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70" calcext:value-type="float">
            <text:p>7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71" calcext:value-type="float">
            <text:p>7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72" calcext:value-type="float">
            <text:p>7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73" calcext:value-type="float">
            <text:p>7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74" calcext:value-type="float">
            <text:p>7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+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3"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ADE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number-columns-repeated="2"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76" calcext:value-type="float">
            <text:p>7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3"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77" calcext:value-type="float">
            <text:p>7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3"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78" calcext:value-type="float">
            <text:p>7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3"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80" calcext:value-type="float">
            <text:p>8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ADE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number-columns-repeated="2"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82" calcext:value-type="float">
            <text:p>8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83" calcext:value-type="float">
            <text:p>8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6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3"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84" calcext:value-type="float">
            <text:p>8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85" calcext:value-type="float">
            <text:p>8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86" calcext:value-type="float">
            <text:p>8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3"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87" calcext:value-type="float">
            <text:p>8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3"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88" calcext:value-type="float">
            <text:p>8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89" calcext:value-type="float">
            <text:p>89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+</text:p>
          </table:table-cell>
          <table:table-cell table:style-name="ce1" office:value-type="string" calcext:value-type="string">
            <text:p>IADE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number-columns-repeated="2"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90" calcext:value-type="float">
            <text:p>9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91" calcext:value-type="float">
            <text:p>9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92" calcext:value-type="float">
            <text:p>9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5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93" calcext:value-type="float">
            <text:p>9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94" calcext:value-type="float">
            <text:p>9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ADE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number-columns-repeated="2"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95" calcext:value-type="float">
            <text:p>9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96" calcext:value-type="float">
            <text:p>9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97" calcext:value-type="float">
            <text:p>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98" calcext:value-type="float">
            <text:p>98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ADE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number-columns-repeated="2"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99" calcext:value-type="float">
            <text:p>99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6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+</text:p>
          </table:table-cell>
          <table:table-cell table:style-name="ce1" office:value-type="string" calcext:value-type="string">
            <text:p>IADE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number-columns-repeated="2"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3"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102" calcext:value-type="float">
            <text:p>10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3"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103" calcext:value-type="float">
            <text:p>10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104" calcext:value-type="float">
            <text:p>10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105" calcext:value-type="float">
            <text:p>105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5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ADE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number-columns-repeated="2"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108" calcext:value-type="float">
            <text:p>108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5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ADE</text:p>
          </table:table-cell>
          <table:table-cell table:style-name="ce2" table:number-columns-repeated="3"/>
          <table:table-cell table:style-name="ce1" office:value-type="string" calcext:value-type="string">
            <text:p>O</text:p>
          </table:table-cell>
          <table:table-cell table:number-columns-repeated="2"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3"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O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3"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113" calcext:value-type="float">
            <text:p>11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ED</text:p>
          </table:table-cell>
          <table:table-cell table:style-name="ce2" table:number-columns-repeated="2"/>
          <table:table-cell table:style-name="ce1" office:value-type="string" calcext:value-type="string">
            <text:p>O</text:p>
          </table:table-cell>
          <table:table-cell table:number-columns-repeated="3"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116" calcext:value-type="float">
            <text:p>116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</text:p>
          </table:table-cell>
          <table:table-cell table:style-name="ce2" table:number-columns-repeated="4"/>
          <table:table-cell table:style-name="ce2" office:value-type="string" calcext:value-type="string">
            <text:p>IDE</text:p>
          </table:table-cell>
          <table:table-cell table:style-name="ce2" table:number-columns-repeated="4"/>
          <table:table-cell table:style-name="ce1" office:value-type="string" calcext:value-type="string">
            <text:p>O</text:p>
          </table:table-cell>
          <table:table-cell/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7"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2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ADE</text:p>
          </table:table-cell>
          <table:table-cell table:style-name="ce2" table:number-columns-repeated="5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EIMS</text:p>
          </table:table-cell>
          <table:table-cell table:number-columns-repeated="228"/>
        </table:table-row>
        <table:table-row table:style-name="ro3" table:number-rows-repeated="1048457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Feuil2" table:style-name="ta2" table:print="false">
        <table:table-column table:style-name="co2" table:number-columns-repeated="26" table:default-cell-style-name="Default"/>
        <table:table-column table:style-name="co3" table:number-columns-repeated="230" table:default-cell-style-name="Default"/>
        <table:table-row table:style-name="ro2">
          <table:table-cell table:number-columns-repeated="256"/>
        </table:table-row>
      </table:table>
      <table:table table:name="Feuil3" table:style-name="ta3" table:print="false">
        <table:table-column table:style-name="co2" table:number-columns-repeated="26" table:default-cell-style-name="Default"/>
        <table:table-column table:style-name="co3" table:number-columns-repeated="230" table:default-cell-style-name="Default"/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Calibri" fo:font-family="Calibri" fo:font-size="11pt" fo:font-style="normal" style:text-underline-style="none" fo:font-weight="normal" style:font-name-asian="Calibri" style:font-family-asian="Calibri" style:font-size-asian="11pt" style:font-style-asian="normal" style:font-weight-asian="norm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/00/0000</text:date>, <text:time style:data-style-name="N2" text:time-value="18:13:37.7128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6T18:18:23.338586000</dc:date>
    <meta:editing-duration>PT16M12S</meta:editing-duration>
    <meta:editing-cycles>2</meta:editing-cycles>
    <meta:generator>LibreOffice/4.3.7.2$MacOSX_X86_64 LibreOffice_project/8a35821d8636a03b8bf4e15b48f59794652c68ba</meta:generator>
    <meta:document-statistic meta:table-count="3" meta:cell-count="2555" meta:object-count="0"/>
  </office:meta>
</office:document-meta>
</file>